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736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2.199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12.832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ce23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cenario1UC.A1">
          <table:help-message table:display="true"/>
          <table:error-message table:message-type="stop" table:display="true"/>
        </table:content-validation>
      </table:content-validations>
      <table:table table:name="cenario1UC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-group table:display="false">
          <table:table-column table:style-name="co5" table:visibility="collapse" table:default-cell-style-name="ce13"/>
          <table:table-column table:style-name="co6" table:visibility="collapse" table:default-cell-style-name="ce13"/>
          <table:table-column table:style-name="co7" table:visibility="collapse" table:default-cell-style-name="ce13"/>
          <table:table-column table:style-name="co8" table:visibility="collapse" table:default-cell-style-name="ce13"/>
        </table:table-column-group>
        <table:table-column table:style-name="co9" table:default-cell-style-name="ce13"/>
        <table:table-column table:style-name="co10" table:default-cell-style-name="ce13"/>
        <table:table-column table:style-name="co9" table:number-columns-repeated="1013" table:default-cell-style-name="ce13"/>
        <table:table-column table:style-name="co11" table:default-cell-style-name="ce13"/>
        <table:table-row table:style-name="ro1">
          <table:table-cell table:style-name="ce2" table:number-columns-repeated="3"/>
          <table:table-cell table:style-name="ce21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9" office:value-type="string" calcext:value-type="string">
            <text:p>USE CASE:</text:p>
          </table:table-cell>
          <table:table-cell table:style-name="ce19"/>
          <table:table-cell table:style-name="ce21" office:value-type="string" calcext:value-type="string">
            <text:p>Registar o pedido de orç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0" office:value-type="string" calcext:value-type="string">
            <text:p>CENÁRIOS:</text:p>
          </table:table-cell>
          <table:table-cell table:style-name="ce2"/>
          <table:table-cell table:style-name="ce21" office:value-type="string" calcext:value-type="string">
            <text:p>1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0"/>
          <table:table-cell table:style-name="ce21"/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21" office:value-type="string" calcext:value-type="string">
            <text:p>Funcionário tem de estar autenticado e cliente estar registado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21" office:value-type="string" calcext:value-type="string">
            <text:p>PÓS-CONDIÇÃO:</text:p>
          </table:table-cell>
          <table:table-cell table:style-name="ce2"/>
          <table:table-cell table:style-name="ce21" office:value-type="string" calcext:value-type="string">
            <text:p>O sistema fica com mais um registo do pedido de orçamento 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1" table:number-columns-repeated="2"/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2" office:value-type="string" calcext:value-type="string">
            <text:p>FLUXO NORMAL:</text:p>
          </table:table-cell>
          <table:table-cell table:style-name="ce2" office:value-type="string" calcext:value-type="string">
            <text:p>1.</text:p>
          </table:table-cell>
          <table:table-cell table:style-name="ce21" office:value-type="string" calcext:value-type="string">
            <text:p>Funcionário fornece credenciais do cliente e do equipamento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2.</text:p>
          </table:table-cell>
          <table:table-cell table:style-name="ce21" office:value-type="string" calcext:value-type="string">
            <text:p>Sistema regista entrega do equipamento 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3.</text:p>
          </table:table-cell>
          <table:table-cell table:style-name="ce21" office:value-type="string" calcext:value-type="string">
            <text:p>Sistema regista o pedido de orçament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2"/>
          <table:table-cell table:style-name="ce2" office:value-type="string" calcext:value-type="string">
            <text:p>4.</text:p>
          </table:table-cell>
          <table:table-cell table:style-name="ce26" office:value-type="string" calcext:value-type="string">
            <text:p>Sistema imprime comprovativo do pedido</text:p>
          </table:table-cell>
          <table:table-cell table:style-name="ce8"/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2"/>
          <table:table-cell table:style-name="ce26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3"/>
          <table:table-cell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5" table:number-columns-repeated="3"/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0"/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2T22:51:31.105572732</dc:date>
    <meta:editing-cycles>3</meta:editing-cycles>
    <meta:editing-duration>PT13M52S</meta:editing-duration>
    <meta:document-statistic meta:table-count="1" meta:cell-count="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